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24">
      <style:table-cell-properties style:text-align-source="value-type" style:repeat-content="false"/>
    </style:style>
    <style:style style:name="ce9" style:family="table-cell" style:parent-style-name="Default" style:data-style-name="N104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Rollup</text:p>
          </table:table-cell>
          <table:table-cell table:style-name="ce5" office:value-type="string" calcext:value-type="string">
            <text:p>average gas </text:p>
            <text:p>price Gwei</text:p>
          </table:table-cell>
          <table:table-cell table:style-name="ce2" office:value-type="string" calcext:value-type="string">
            <text:p>average </text:p>
            <text:p>proof price</text:p>
          </table:table-cell>
          <table:table-cell table:style-name="ce2" office:value-type="string" calcext:value-type="string">
            <text:p>token value</text:p>
            <text:p>in USD</text:p>
          </table:table-cell>
          <table:table-cell table:style-name="ce2" office:value-type="string" calcext:value-type="string">
            <text:p>average USD</text:p>
            <text:p>proof price</text:p>
          </table:table-cell>
          <table:table-cell table:style-name="ce2" office:value-type="string" calcext:value-type="string">
            <text:p>potential provider</text:p>
            <text:p>profit per month</text:p>
          </table:table-cell>
        </table:table-row>
        <table:table-row table:style-name="ro2">
          <table:table-cell office:value-type="string" calcext:value-type="string">
            <text:p>Mantle</text:p>
          </table:table-cell>
          <table:table-cell office:value-type="float" office:value="0.025" calcext:value-type="float">
            <text:p>0.025</text:p>
          </table:table-cell>
          <table:table-cell table:formula="of:=[.B2]*PROOF*10^-9" office:value-type="float" office:value="0.000008363125" calcext:value-type="float">
            <text:p>0.000008363125</text:p>
          </table:table-cell>
          <table:table-cell table:formula="of:=MNT" office:value-type="float" office:value="0.75" calcext:value-type="float">
            <text:p>0.75</text:p>
          </table:table-cell>
          <table:table-cell table:style-name="ce3" table:formula="of:=[.C2]*[.D2]" office:value-type="currency" office:currency="USD" office:value="0.00000627234375" calcext:value-type="currency">
            <text:p>$0.0000062723</text:p>
          </table:table-cell>
          <table:table-cell table:style-name="ce9" table:formula="of:=REVENUE-HWCOSTS-(30*24*60*60/PERIOD)*(1024/SLOTSIZE)*[.E2]" office:value-type="currency" office:currency="USD" office:value="2.58073136" calcext:value-type="currency">
            <text:p>$2.58</text:p>
          </table:table-cell>
        </table:table-row>
        <table:table-row table:style-name="ro2">
          <table:table-cell office:value-type="string" calcext:value-type="string">
            <text:p>Boba network</text:p>
          </table:table-cell>
          <table:table-cell office:value-type="float" office:value="0.002" calcext:value-type="float">
            <text:p>0.002</text:p>
          </table:table-cell>
          <table:table-cell table:formula="of:=[.B3]*PROOF*10^-9" office:value-type="float" office:value="0.00000066905" calcext:value-type="float">
            <text:p>0.0000006690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3]*[.D3]" office:value-type="currency" office:currency="USD" office:value="0.001672625" calcext:value-type="currency">
            <text:p>$0.0016726250</text:p>
          </table:table-cell>
          <table:table-cell table:style-name="ce9" table:formula="of:=REVENUE-HWCOSTS-(30*24*60*60/PERIOD)*(1024/SLOTSIZE)*[.E3]" office:value-type="currency" office:currency="USD" office:value="-2.538304" calcext:value-type="currency">
            <text:p>-$2.54</text:p>
          </table:table-cell>
        </table:table-row>
        <table:table-row table:style-name="ro2">
          <table:table-cell office:value-type="string" calcext:value-type="string">
            <text:p>Immutable zkEVM</text:p>
          </table:table-cell>
          <table:table-cell office:value-type="float" office:value="11" calcext:value-type="float">
            <text:p>11</text:p>
          </table:table-cell>
          <table:table-cell table:formula="of:=[.B4]*PROOF*10^-9" office:value-type="float" office:value="0.003679775" calcext:value-type="float">
            <text:p>0.003679775</text:p>
          </table:table-cell>
          <table:table-cell table:formula="of:=IMX" office:value-type="float" office:value="2" calcext:value-type="float">
            <text:p>2</text:p>
          </table:table-cell>
          <table:table-cell table:style-name="ce3" table:formula="of:=[.C4]*[.D4]" office:value-type="currency" office:currency="USD" office:value="0.00735955" calcext:value-type="currency">
            <text:p>$0.0073595500</text:p>
          </table:table-cell>
          <table:table-cell table:style-name="ce9" table:formula="of:=REVENUE-HWCOSTS-(30*24*60*60/PERIOD)*(1024/SLOTSIZE)*[.E4]" office:value-type="currency" office:currency="USD" office:value="-20.0085376" calcext:value-type="currency">
            <text:p>-$20.01</text:p>
          </table:table-cell>
        </table:table-row>
        <table:table-row table:style-name="ro2">
          <table:table-cell office:value-type="string" calcext:value-type="string">
            <text:p>Arbitrum</text:p>
          </table:table-cell>
          <table:table-cell office:value-type="float" office:value="0.01" calcext:value-type="float">
            <text:p>0.01</text:p>
          </table:table-cell>
          <table:table-cell table:formula="of:=[.B5]*PROOF*10^-9" office:value-type="float" office:value="0.00000334525" calcext:value-type="float">
            <text:p>0.000003345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5]*[.D5]" office:value-type="currency" office:currency="USD" office:value="0.008363125" calcext:value-type="currency">
            <text:p>$0.0083631250</text:p>
          </table:table-cell>
          <table:table-cell table:style-name="ce9" table:formula="of:=REVENUE-HWCOSTS-(30*24*60*60/PERIOD)*(1024/SLOTSIZE)*[.E5]" office:value-type="currency" office:currency="USD" office:value="-23.09152" calcext:value-type="currency">
            <text:p>-$23.09</text:p>
          </table:table-cell>
        </table:table-row>
        <table:table-row table:style-name="ro2">
          <table:table-cell office:value-type="string" calcext:value-type="string">
            <text:p>zkSync Era</text:p>
          </table:table-cell>
          <table:table-cell office:value-type="float" office:value="0.025" calcext:value-type="float">
            <text:p>0.025</text:p>
          </table:table-cell>
          <table:table-cell table:formula="of:=[.B6]*PROOF*10^-9" office:value-type="float" office:value="0.000008363125" calcext:value-type="float">
            <text:p>0.0000083631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6]*[.D6]" office:value-type="currency" office:currency="USD" office:value="0.0209078125" calcext:value-type="currency">
            <text:p>$0.0209078125</text:p>
          </table:table-cell>
          <table:table-cell table:style-name="ce9" table:formula="of:=REVENUE-HWCOSTS-(30*24*60*60/PERIOD)*(1024/SLOTSIZE)*[.E6]" office:value-type="currency" office:currency="USD" office:value="-61.6288" calcext:value-type="currency">
            <text:p>-$61.63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float" office:value="0.05" calcext:value-type="float">
            <text:p>0.05</text:p>
          </table:table-cell>
          <table:table-cell table:formula="of:=[.B7]*PROOF*10^-9" office:value-type="float" office:value="0.00001672625" calcext:value-type="float">
            <text:p>0.000016726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7]*[.D7]" office:value-type="currency" office:currency="USD" office:value="0.041815625" calcext:value-type="currency">
            <text:p>$0.0418156250</text:p>
          </table:table-cell>
          <table:table-cell table:style-name="ce9" table:formula="of:=REVENUE-HWCOSTS-(30*24*60*60/PERIOD)*(1024/SLOTSIZE)*[.E7]" office:value-type="currency" office:currency="USD" office:value="-125.8576" calcext:value-type="currency">
            <text:p>-$125.86</text:p>
          </table:table-cell>
        </table:table-row>
        <table:table-row table:style-name="ro2">
          <table:table-cell office:value-type="string" calcext:value-type="string">
            <text:p>Optimism</text:p>
          </table:table-cell>
          <table:table-cell office:value-type="float" office:value="0.1" calcext:value-type="float">
            <text:p>0.1</text:p>
          </table:table-cell>
          <table:table-cell table:formula="of:=[.B8]*PROOF*10^-9" office:value-type="float" office:value="0.0000334525" calcext:value-type="float">
            <text:p>0.00003345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8]*[.D8]" office:value-type="currency" office:currency="USD" office:value="0.08363125" calcext:value-type="currency">
            <text:p>$0.0836312500</text:p>
          </table:table-cell>
          <table:table-cell table:style-name="ce9" table:formula="of:=REVENUE-HWCOSTS-(30*24*60*60/PERIOD)*(1024/SLOTSIZE)*[.E8]" office:value-type="currency" office:currency="USD" office:value="-254.3152" calcext:value-type="currency">
            <text:p>-$254.32</text:p>
          </table:table-cell>
        </table:table-row>
        <table:table-row table:style-name="ro2">
          <table:table-cell office:value-type="string" calcext:value-type="string">
            <text:p>Polygon zkEVM</text:p>
          </table:table-cell>
          <table:table-cell office:value-type="float" office:value="0.15" calcext:value-type="float">
            <text:p>0.15</text:p>
          </table:table-cell>
          <table:table-cell table:formula="of:=[.B9]*PROOF*10^-9" office:value-type="float" office:value="0.00005017875" calcext:value-type="float">
            <text:p>0.0000501787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9]*[.D9]" office:value-type="currency" office:currency="USD" office:value="0.125446875" calcext:value-type="currency">
            <text:p>$0.1254468750</text:p>
          </table:table-cell>
          <table:table-cell table:style-name="ce9" table:formula="of:=REVENUE-HWCOSTS-(30*24*60*60/PERIOD)*(1024/SLOTSIZE)*[.E9]" office:value-type="currency" office:currency="USD" office:value="-382.7728" calcext:value-type="currency">
            <text:p>-$382.77</text:p>
          </table:table-cell>
        </table:table-row>
        <table:table-row table:style-name="ro2">
          <table:table-cell office:value-type="string" calcext:value-type="string">
            <text:p>Blast</text:p>
          </table:table-cell>
          <table:table-cell office:value-type="float" office:value="0.2" calcext:value-type="float">
            <text:p>0.2</text:p>
          </table:table-cell>
          <table:table-cell table:formula="of:=[.B10]*PROOF*10^-9" office:value-type="float" office:value="0.000066905" calcext:value-type="float">
            <text:p>0.00006690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0]*[.D10]" office:value-type="currency" office:currency="USD" office:value="0.1672625" calcext:value-type="currency">
            <text:p>$0.1672625000</text:p>
          </table:table-cell>
          <table:table-cell table:style-name="ce9" table:formula="of:=REVENUE-HWCOSTS-(30*24*60*60/PERIOD)*(1024/SLOTSIZE)*[.E10]" office:value-type="currency" office:currency="USD" office:value="-511.2304" calcext:value-type="currency">
            <text:p>-$511.23</text:p>
          </table:table-cell>
        </table:table-row>
        <table:table-row table:style-name="ro2">
          <table:table-cell office:value-type="string" calcext:value-type="string">
            <text:p>Scroll</text:p>
          </table:table-cell>
          <table:table-cell office:value-type="float" office:value="0.25" calcext:value-type="float">
            <text:p>0.25</text:p>
          </table:table-cell>
          <table:table-cell table:formula="of:=[.B11]*PROOF*10^-9" office:value-type="float" office:value="0.00008363125" calcext:value-type="float">
            <text:p>0.000083631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1]*[.D11]" office:value-type="currency" office:currency="USD" office:value="0.209078125" calcext:value-type="currency">
            <text:p>$0.2090781250</text:p>
          </table:table-cell>
          <table:table-cell table:style-name="ce9" table:formula="of:=REVENUE-HWCOSTS-(30*24*60*60/PERIOD)*(1024/SLOTSIZE)*[.E11]" office:value-type="currency" office:currency="USD" office:value="-639.688" calcext:value-type="currency">
            <text:p>-$639.69</text:p>
          </table:table-cell>
        </table:table-row>
        <table:table-row table:style-name="ro2">
          <table:table-cell office:value-type="string" calcext:value-type="string">
            <text:p>Taiko</text:p>
          </table:table-cell>
          <table:table-cell office:value-type="float" office:value="0.3" calcext:value-type="float">
            <text:p>0.3</text:p>
          </table:table-cell>
          <table:table-cell table:formula="of:=[.B12]*PROOF*10^-9" office:value-type="float" office:value="0.0001003575" calcext:value-type="float">
            <text:p>0.000100357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2]*[.D12]" office:value-type="currency" office:currency="USD" office:value="0.25089375" calcext:value-type="currency">
            <text:p>$0.2508937500</text:p>
          </table:table-cell>
          <table:table-cell table:style-name="ce9" table:formula="of:=REVENUE-HWCOSTS-(30*24*60*60/PERIOD)*(1024/SLOTSIZE)*[.E12]" office:value-type="currency" office:currency="USD" office:value="-768.1456" calcext:value-type="currency">
            <text:p>-$768.15</text:p>
          </table:table-cell>
        </table:table-row>
        <table:table-row table:style-name="ro2">
          <table:table-cell office:value-type="string" calcext:value-type="string">
            <text:p>Metis</text:p>
          </table:table-cell>
          <table:table-cell office:value-type="float" office:value="15" calcext:value-type="float">
            <text:p>15</text:p>
          </table:table-cell>
          <table:table-cell table:formula="of:=[.B13]*PROOF*10^-9" office:value-type="float" office:value="0.005017875" calcext:value-type="float">
            <text:p>0.005017875</text:p>
          </table:table-cell>
          <table:table-cell table:formula="of:=METIS" office:value-type="float" office:value="80" calcext:value-type="float">
            <text:p>80</text:p>
          </table:table-cell>
          <table:table-cell table:style-name="ce3" table:formula="of:=[.C13]*[.D13]" office:value-type="currency" office:currency="USD" office:value="0.40143" calcext:value-type="currency">
            <text:p>$0.4014300000</text:p>
          </table:table-cell>
          <table:table-cell table:style-name="ce9" table:formula="of:=REVENUE-HWCOSTS-(30*24*60*60/PERIOD)*(1024/SLOTSIZE)*[.E13]" office:value-type="currency" office:currency="USD" office:value="-1230.59296" calcext:value-type="currency">
            <text:p>-$1,230.59</text:p>
          </table:table-cell>
        </table:table-row>
        <table:table-row table:style-name="ro2">
          <table:table-cell office:value-type="string" calcext:value-type="string">
            <text:p>Linea</text:p>
          </table:table-cell>
          <table:table-cell office:value-type="float" office:value="1" calcext:value-type="float">
            <text:p>1</text:p>
          </table:table-cell>
          <table:table-cell table:formula="of:=[.B14]*PROOF*10^-9" office:value-type="float" office:value="0.000334525" calcext:value-type="float">
            <text:p>0.000334525</text:p>
          </table:table-cell>
          <table:table-cell table:formula="of:=ETH" office:value-type="float" office:value="2500" calcext:value-type="float">
            <text:p>2500</text:p>
          </table:table-cell>
          <table:table-cell table:style-name="ce3" table:formula="of:=[.C14]*[.D14]" office:value-type="currency" office:currency="USD" office:value="0.8363125" calcext:value-type="currency">
            <text:p>$0.8363125000</text:p>
          </table:table-cell>
          <table:table-cell table:style-name="ce9" table:formula="of:=REVENUE-HWCOSTS-(30*24*60*60/PERIOD)*(1024/SLOTSIZE)*[.E14]" office:value-type="currency" office:currency="USD" office:value="-2566.552" calcext:value-type="currency">
            <text:p>-$2,566.55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" office:value-type="string" calcext:value-type="string">
            <text:p>Gas cost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torage proof</text:p>
          </table:table-cell>
          <table:table-cell office:value-type="float" office:value="334525" calcext:value-type="float">
            <text:p>33452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Average token price USD</text:p>
          </table:table-cell>
          <table:covered-table-cell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TH</text:p>
          </table:table-cell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TIS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NT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X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Provider Profitability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operational cost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 per month per T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tential reven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 per month per T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slot 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proof period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Median proof price</text:p>
          </table:table-cell>
          <table:covered-table-cell/>
          <table:table-cell table:number-columns-repeated="4"/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formula="of:=MEDIAN([.E2:.E14])" office:value-type="float" office:value="0.08363125" calcext:value-type="float">
            <text:p>0.08363125</text:p>
          </table:table-cell>
          <table:table-cell table:number-columns-repeated="5"/>
        </table:table-row>
      </table:table>
      <table:table table:name="Throughput" table:style-name="ta1">
        <table:table-column table:style-name="co8" table:default-cell-style-name="Default"/>
        <table:table-column table:style-name="co7" table:default-cell-style-name="Default"/>
        <table:table-column table:style-name="co7" table:default-cell-style-name="ce6"/>
        <table:table-row table:style-name="ro1">
          <table:table-cell table:style-name="ce2" office:value-type="string" calcext:value-type="string">
            <text:p>Rollup</text:p>
          </table:table-cell>
          <table:table-cell table:style-name="ce5" office:value-type="string" calcext:value-type="string">
            <text:p>Maximum</text:p>
            <text:p>TPS</text:p>
          </table:table-cell>
          <table:table-cell table:style-name="ce2" office:value-type="string" calcext:value-type="string">
            <text:p>Maximum</text:p>
            <text:p>storage (PB)</text:p>
          </table:table-cell>
        </table:table-row>
        <table:table-row table:style-name="ro2">
          <table:table-cell office:value-type="string" calcext:value-type="string">
            <text:p>zkSync Era</text:p>
          </table:table-cell>
          <table:table-cell office:value-type="float" office:value="750" calcext:value-type="float">
            <text:p>750</text:p>
          </table:table-cell>
          <table:table-cell table:formula="of:=[.B2]*PERIOD*SLOTSIZE/ECRATE/1024/1024" office:value-type="float" office:value="1235.9619140625" calcext:value-type="float">
            <text:p>1236</text:p>
          </table:table-cell>
        </table:table-row>
        <table:table-row table:style-name="ro2">
          <table:table-cell office:value-type="string" calcext:value-type="string">
            <text:p>Starknet</text:p>
          </table:table-cell>
          <table:table-cell office:value-type="float" office:value="484" calcext:value-type="float">
            <text:p>484</text:p>
          </table:table-cell>
          <table:table-cell table:formula="of:=[.B3]*PERIOD*SLOTSIZE/ECRATE/1024/1024" office:value-type="float" office:value="797.607421875" calcext:value-type="float">
            <text:p>798</text:p>
          </table:table-cell>
        </table:table-row>
        <table:table-row table:style-name="ro2">
          <table:table-cell office:value-type="string" calcext:value-type="string">
            <text:p>Optimism</text:p>
          </table:table-cell>
          <table:table-cell office:value-type="float" office:value="455" calcext:value-type="float">
            <text:p>455</text:p>
          </table:table-cell>
          <table:table-cell table:formula="of:=[.B4]*PERIOD*SLOTSIZE/ECRATE/1024/1024" office:value-type="float" office:value="749.81689453125" calcext:value-type="float">
            <text:p>750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float" office:value="445" calcext:value-type="float">
            <text:p>445</text:p>
          </table:table-cell>
          <table:table-cell table:formula="of:=[.B5]*PERIOD*SLOTSIZE/ECRATE/1024/1024" office:value-type="float" office:value="733.33740234375" calcext:value-type="float">
            <text:p>733</text:p>
          </table:table-cell>
        </table:table-row>
        <table:table-row table:style-name="ro2">
          <table:table-cell office:value-type="string" calcext:value-type="string">
            <text:p>Mantle</text:p>
          </table:table-cell>
          <table:table-cell office:value-type="float" office:value="400" calcext:value-type="float">
            <text:p>400</text:p>
          </table:table-cell>
          <table:table-cell table:formula="of:=[.B6]*PERIOD*SLOTSIZE/ECRATE/1024/1024" office:value-type="float" office:value="659.1796875" calcext:value-type="float">
            <text:p>659</text:p>
          </table:table-cell>
        </table:table-row>
        <table:table-row table:style-name="ro2">
          <table:table-cell office:value-type="string" calcext:value-type="string">
            <text:p>Metis</text:p>
          </table:table-cell>
          <table:table-cell office:value-type="float" office:value="357" calcext:value-type="float">
            <text:p>357</text:p>
          </table:table-cell>
          <table:table-cell table:formula="of:=[.B7]*PERIOD*SLOTSIZE/ECRATE/1024/1024" office:value-type="float" office:value="588.31787109375" calcext:value-type="float">
            <text:p>588</text:p>
          </table:table-cell>
        </table:table-row>
        <table:table-row table:style-name="ro2">
          <table:table-cell office:value-type="string" calcext:value-type="string">
            <text:p>Polygon zkEVM</text:p>
          </table:table-cell>
          <table:table-cell office:value-type="float" office:value="237" calcext:value-type="float">
            <text:p>237</text:p>
          </table:table-cell>
          <table:table-cell table:formula="of:=[.B8]*PERIOD*SLOTSIZE/ECRATE/1024/1024" office:value-type="float" office:value="390.56396484375" calcext:value-type="float">
            <text:p>391</text:p>
          </table:table-cell>
        </table:table-row>
        <table:table-row table:style-name="ro2">
          <table:table-cell office:value-type="string" calcext:value-type="string">
            <text:p>Arbitrum</text:p>
          </table:table-cell>
          <table:table-cell office:value-type="float" office:value="226" calcext:value-type="float">
            <text:p>226</text:p>
          </table:table-cell>
          <table:table-cell table:formula="of:=[.B9]*PERIOD*SLOTSIZE/ECRATE/1024/1024" office:value-type="float" office:value="372.4365234375" calcext:value-type="float">
            <text:p>372</text:p>
          </table:table-cell>
        </table:table-row>
        <table:table-row table:style-name="ro2">
          <table:table-cell office:value-type="string" calcext:value-type="string">
            <text:p>Boba network</text:p>
          </table:table-cell>
          <table:table-cell office:value-type="float" office:value="205" calcext:value-type="float">
            <text:p>205</text:p>
          </table:table-cell>
          <table:table-cell table:formula="of:=[.B10]*PERIOD*SLOTSIZE/ECRATE/1024/1024" office:value-type="float" office:value="337.82958984375" calcext:value-type="float">
            <text:p>338</text:p>
          </table:table-cell>
        </table:table-row>
        <table:table-row table:style-name="ro2">
          <table:table-cell office:value-type="string" calcext:value-type="string">
            <text:p>Scroll</text:p>
          </table:table-cell>
          <table:table-cell office:value-type="float" office:value="50" calcext:value-type="float">
            <text:p>50</text:p>
          </table:table-cell>
          <table:table-cell table:formula="of:=[.B11]*PERIOD*SLOTSIZE/ECRATE/1024/1024" office:value-type="float" office:value="82.3974609375" calcext:value-type="float">
            <text:p>82</text:p>
          </table:table-cell>
        </table:table-row>
        <table:table-row table:style-name="ro2">
          <table:table-cell office:value-type="string" calcext:value-type="string">
            <text:p>Taiko</text:p>
          </table:table-cell>
          <table:table-cell office:value-type="float" office:value="33" calcext:value-type="float">
            <text:p>33</text:p>
          </table:table-cell>
          <table:table-cell table:formula="of:=[.B12]*PERIOD*SLOTSIZE/ECRATE/1024/1024" office:value-type="float" office:value="54.38232421875" calcext:value-type="float">
            <text:p>54</text:p>
          </table:table-cell>
        </table:table-row>
        <table:table-row table:style-name="ro2" table:number-rows-repeated="2"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 table:number-columns-spanned="2" table:number-rows-spanned="1">
            <text:p>Average erasure coding rate</text:p>
          </table:table-cell>
          <table:covered-table-cell/>
          <table:table-cell table:style-name="Default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table:style-name="Default"/>
        </table:table-row>
      </table:table>
      <table:named-expressions>
        <table:named-range table:name="ECRATE" table:base-cell-address="$Throughput.$A$25" table:cell-range-address="$Throughput.$A$16"/>
        <table:named-range table:name="ETH" table:base-cell-address="$Prices.$C$29" table:cell-range-address="$Prices.$B$24"/>
        <table:named-range table:name="HWCOSTS" table:base-cell-address="$Prices.$B$30" table:cell-range-address="$Prices.$B$31"/>
        <table:named-range table:name="IMX" table:base-cell-address="$Prices.$C$32" table:cell-range-address="$Prices.$B$27"/>
        <table:named-range table:name="METIS" table:base-cell-address="$Prices.$C$30" table:cell-range-address="$Prices.$B$25"/>
        <table:named-range table:name="MNT" table:base-cell-address="$Prices.$C$31" table:cell-range-address="$Prices.$B$26"/>
        <table:named-range table:name="PERIOD" table:base-cell-address="$Prices.$B$33" table:cell-range-address="$Prices.$B$34"/>
        <table:named-range table:name="PROOF" table:base-cell-address="$Prices.$C$24" table:cell-range-address="$Prices.$B$19"/>
        <table:named-range table:name="REVENUE" table:base-cell-address="$Prices.$B$31" table:cell-range-address="$Prices.$B$32"/>
        <table:named-range table:name="SLOTSIZE" table:base-cell-address="$Prices.$B$32" table:cell-range-address="$Prices.$B$33"/>
      </table:named-expressions>
      <table:database-ranges>
        <table:database-range table:name="__Anonymous_Sheet_DB__0" table:target-range-address="Prices.A1:Prices.F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hroughput.A1:Throughput.C12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2" number:min-decimal-places="1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2" number:min-decimal-places="1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10" number:min-decimal-places="1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0" number:min-decimal-places="10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31:40.712538888</meta:creation-date>
    <meta:generator>LibreOffice/7.4.7.2$Linux_X86_64 LibreOffice_project/40$Build-2</meta:generator>
    <dc:date>2024-08-12T11:40:51.671749785</dc:date>
    <meta:editing-duration>PT5H25M45S</meta:editing-duration>
    <meta:editing-cycles>21</meta:editing-cycles>
    <meta:document-statistic meta:table-count="2" meta:cell-count="149" meta:object-count="0"/>
  </office:meta>
</office:document-meta>
</file>